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linkMacSystemFont" svg:font-family="BlinkMacSystemFont, apple-system, 'Segoe UI', Roboto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1e96" officeooo:paragraph-rsid="001e1e96"/>
    </style:style>
    <style:style style:name="P2" style:family="paragraph" style:parent-style-name="Standard">
      <style:text-properties officeooo:rsid="001f56c8" officeooo:paragraph-rsid="001f56c8"/>
    </style:style>
    <style:style style:name="P3" style:family="paragraph" style:parent-style-name="Standard">
      <style:text-properties fo:font-weight="normal" officeooo:rsid="001f56c8" officeooo:paragraph-rsid="001f56c8" style:font-weight-asian="normal" style:font-weight-complex="normal"/>
    </style:style>
    <style:style style:name="P4" style:family="paragraph" style:parent-style-name="Standard">
      <style:text-properties fo:font-weight="normal" officeooo:paragraph-rsid="001f56c8"/>
    </style:style>
    <style:style style:name="P5" style:family="paragraph" style:parent-style-name="Text_20_body">
      <style:text-properties fo:font-weight="normal" officeooo:paragraph-rsid="001f56c8"/>
    </style:style>
    <style:style style:name="P6" style:family="paragraph" style:parent-style-name="Standard">
      <style:text-properties fo:font-variant="normal" fo:text-transform="none" fo:color="#313130" loext:opacity="100%" style:font-name="BlinkMacSystemFont" fo:font-size="12pt" fo:letter-spacing="normal" fo:font-style="normal" fo:font-weight="normal" officeooo:rsid="001f56c8" officeooo:paragraph-rsid="001f56c8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paragraph-rsid="001f56c8" style:font-size-asian="12pt" style:font-size-complex="12pt"/>
    </style:style>
    <style:style style:name="P8" style:family="paragraph" style:parent-style-name="Standard">
      <style:text-properties fo:font-size="12pt" fo:font-weight="normal" officeooo:rsid="001f56c8" officeooo:paragraph-rsid="001f56c8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fo:color="#313130" loext:opacity="100%" style:font-name="BlinkMacSystemFont" fo:font-size="12pt" fo:letter-spacing="normal" fo:font-style="normal" fo:font-weight="normal" officeooo:rsid="001f56c8" officeooo:paragraph-rsid="001f56c8" style:font-size-asian="12pt" style:font-weight-asian="normal" style:font-size-complex="12pt" style:font-weight-complex="normal"/>
    </style:style>
    <style:style style:name="T1" style:family="text">
      <style:text-properties officeooo:rsid="001f56c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56c8" style:font-weight-asian="bold" style:font-weight-complex="bold"/>
    </style:style>
    <style:style style:name="T4" style:family="text">
      <style:text-properties fo:font-variant="normal" fo:text-transform="none" fo:color="#313130" loext:opacity="100%" style:font-name="BlinkMacSystemFont" fo:font-size="12pt" fo:letter-spacing="normal" fo:font-style="normal" officeooo:rsid="001f56c8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313130" loext:opacity="100%" style:font-name="BlinkMacSystemFont" fo:font-size="12pt" fo:letter-spacing="normal" fo:font-style="normal" style:font-size-asian="12pt" style:font-size-complex="12pt"/>
    </style:style>
    <style:style style:name="T6" style:family="text">
      <style:text-properties fo:font-variant="normal" fo:text-transform="none" fo:color="#313130" loext:opacity="100%" style:font-name="BlinkMacSystemFont" fo:letter-spacing="normal" fo:font-style="normal"/>
    </style:style>
    <style:style style:name="T7" style:family="text">
      <style:text-properties fo:font-variant="normal" fo:text-transform="none" fo:color="#313130" loext:opacity="100%" style:font-name="BlinkMacSystemFont" fo:letter-spacing="normal" fo:font-style="normal" officeooo:rsid="001f56c8" style:font-weight-asian="normal" style:font-weight-complex="normal"/>
    </style:style>
    <style:style style:name="T8" style:family="text">
      <style:text-properties fo:font-variant="normal" fo:text-transform="none" fo:color="#313130" loext:opacity="100%" style:text-line-through-style="none" style:text-line-through-type="none" style:font-name="BlinkMacSystemFont" fo:font-size="12pt" fo:letter-spacing="normal" fo:font-style="normal" style:text-underline-style="none" officeooo:rsid="001f56c8" style:text-blinking="false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313130" loext:opacity="100%" fo:font-size="12pt" fo:letter-spacing="normal" officeooo:rsid="001f56c8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style:text-line-through-style="none" style:text-line-through-type="none" style:font-name="BlinkMacSystemFont" fo:font-size="12pt" fo:letter-spacing="normal" fo:font-style="normal" style:text-underline-style="none" officeooo:rsid="001f56c8" style:text-blinking="false" style:font-size-asian="12pt" style:font-weight-asian="normal" style:font-size-complex="12pt" style:font-weight-complex="normal"/>
    </style:style>
    <style:style style:name="T11" style:family="text">
      <style:text-properties officeooo:rsid="00228f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What is JS?</text:p>
      <text:p text:style-name="P1"/>
      <text:p text:style-name="P1">Js → <text:span text:style-name="T11">scripting language</text:span> → scripts executed as plain text → no need to</text:p>
      <text:p text:style-name="P1"/>
      <text:p text:style-name="P1">compile the code</text:p>
      <text:p text:style-name="P1"/>
      <text:p text:style-name="P1">JS → starting called as Live Script because in beginning js is created to make web pages alive so </text:p>
      <text:p text:style-name="P1"/>
      <text:p text:style-name="P1">named as live script but on that time java is popular so the name changed to javascript but it is no </text:p>
      <text:p text:style-name="P1"/>
      <text:p text:style-name="P1">where related to java. </text:p>
      <text:p text:style-name="P1"/>
      <text:p text:style-name="P1">Beginning Js is created only for browser but now js is used in</text:p>
      <text:p text:style-name="P1"/>
      <text:p text:style-name="P1">1) web applications <text:span text:style-name="T1">using </text:span><text:span text:style-name="T3">react js, next js</text:span></text:p>
      <text:p text:style-name="P1"/>
      <text:p text:style-name="P1">2) mobile applications using a framework like react Native</text:p>
      <text:p text:style-name="P1"/>
      <text:p text:style-name="P1">3) AR/VR using <text:span text:style-name="T2">AR.js</text:span> and <text:span text:style-name="T3">A-frame</text:span><text:span text:style-name="T1"> to create AR/VR projects using js</text:span></text:p>
      <text:p text:style-name="P1"/>
      <text:p text:style-name="P2">4) <text:span text:style-name="T2">server Application</text:span> using <text:span text:style-name="T2">node js</text:span></text:p>
      <text:p text:style-name="P2"/>
      <text:p text:style-name="P2">5) create real time communication b/w client and server using <text:span text:style-name="T2">socket.IO</text:span></text:p>
      <text:p text:style-name="P2"><text:span text:style-name="T2"/></text:p>
      <text:p text:style-name="P3">6) Machine learning projects can be created by using <text:span text:style-name="T2">tensorFlow</text:span></text:p>
      <text:p text:style-name="P3"><text:span text:style-name="T2"/></text:p>
      <text:p text:style-name="P3"><text:span text:style-name="T2"/></text:p>
      <text:p text:style-name="P3">The cool feature of js is that the js can run on any machine that has a spl program called js engine</text:p>
      <text:p text:style-name="P3"/>
      <text:p text:style-name="P4"><text:a xlink:type="simple" xlink:href="https://en.wikipedia.org/wiki/V8_(JavaScript_engine)" text:style-name="Internet_20_link" text:visited-style-name="Visited_20_Internet_20_Link"><text:span text:style-name="T10">V8</text:span></text:a><text:span text:style-name="T9"> – </text:span><text:span text:style-name="T4">in Chrome, </text:span><text:span text:style-name="T5">Opera and Edge.</text:span></text:p>
      <text:p text:style-name="P7"><text:span text:style-name="T7"/></text:p>
      <text:p text:style-name="P5"><text:a xlink:type="simple" xlink:href="https://en.wikipedia.org/wiki/SpiderMonkey" text:style-name="Internet_20_link" text:visited-style-name="Visited_20_Internet_20_Link"><text:span text:style-name="T8">SpiderMonkey</text:span></text:a><text:span text:style-name="T4"> – in Firefox.</text:span></text:p>
      <text:p text:style-name="P6">Chakra for IE</text:p>
      <text:p text:style-name="P8"><text:span text:style-name="T6"/></text:p>
      <text:p text:style-name="P6">SquirrelFish for Safari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linkMacSystemFont" svg:font-family="BlinkMacSystemFont, apple-system, 'Segoe UI', Roboto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13:10:19.550208214</meta:creation-date>
    <dc:date>2025-03-14T16:30:42.010587853</dc:date>
    <meta:editing-duration>PT2M5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8" meta:word-count="170" meta:character-count="909" meta:non-whitespace-character-count="752"/>
  </office:meta>
</office:document-meta>
</file>